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80000006901759C3077318306.png" manifest:media-type="image/png"/>
  <manifest:file-entry manifest:full-path="Pictures/100000000000027700000089B93D7A471DEECEF2.png" manifest:media-type="image/png"/>
  <manifest:file-entry manifest:full-path="Pictures/1000000000000354000001064315DF933FD8D8FD.png" manifest:media-type="image/png"/>
  <manifest:file-entry manifest:full-path="Pictures/100000000000021500000090E6C54C157A9C6046.png" manifest:media-type="image/png"/>
  <manifest:file-entry manifest:full-path="Pictures/100000000000020A00000086A68E4F1C2330C757.png" manifest:media-type="image/png"/>
  <manifest:file-entry manifest:full-path="Pictures/100000000000038700000100B2765C5A12DB0618.png" manifest:media-type="image/png"/>
  <manifest:file-entry manifest:full-path="Pictures/100000000000023F00000085F67717418FE2753A.png" manifest:media-type="image/png"/>
  <manifest:file-entry manifest:full-path="Pictures/10000000000003920000014948D31158158C9107.png" manifest:media-type="image/png"/>
  <manifest:file-entry manifest:full-path="Pictures/1000000000000212000001785127BD0605F3A8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57d" officeooo:paragraph-rsid="0011c57d"/>
    </style:style>
    <style:style style:name="P2" style:family="paragraph" style:parent-style-name="Standard">
      <style:text-properties officeooo:rsid="0011c57d" officeooo:paragraph-rsid="0011c57d"/>
    </style:style>
    <style:style style:name="P3" style:family="paragraph" style:parent-style-name="Standard">
      <style:text-properties officeooo:rsid="0013bbd5" officeooo:paragraph-rsid="0013bb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<draw:frame draw:style-name="fr3" draw:name="Imagen4" text:anchor-type="char" svg:width="17cm" svg:height="5.226cm" draw:z-index="3"><draw:image xlink:href="Pictures/1000000000000354000001064315DF933FD8D8FD.png" xlink:type="simple" xlink:show="embed" xlink:actuate="onLoad" draw:mime-type="image/png"/></draw:frame></text:p>
      <text:p text:style-name="P1"><draw:frame draw:style-name="fr1" draw:name="Imagen5" text:anchor-type="char" svg:x="0.092cm" svg:y="0.222cm" svg:width="11.049cm" svg:height="2.836cm" draw:z-index="4"><draw:image xlink:href="Pictures/100000000000020A00000086A68E4F1C2330C7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/>
      <text:p text:style-name="P1"><draw:frame draw:style-name="fr1" draw:name="Imagen3" text:anchor-type="char" svg:x="0.132cm" svg:y="0.249cm" svg:width="17cm" svg:height="4.819cm" draw:z-index="2"><draw:image xlink:href="Pictures/100000000000038700000100B2765C5A12DB0618.png" xlink:type="simple" xlink:show="embed" xlink:actuate="onLoad" draw:mime-type="image/png"/></draw:frame></text:p>
      <text:p text:style-name="P1">Consultas para los dos propietarios de la tabla:</text:p>
      <text:p text:style-name="P1"><draw:frame draw:style-name="fr1" draw:name="Imagen1" text:anchor-type="char" svg:x="0.028cm" svg:y="0.349cm" svg:width="11.282cm" svg:height="3.048cm" draw:z-index="0"><draw:image xlink:href="Pictures/100000000000021500000090E6C54C157A9C60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072cm" svg:y="0.418cm" svg:width="12.171cm" svg:height="2.815cm" draw:z-index="1"><draw:image xlink:href="Pictures/100000000000023F00000085F67717418FE275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<text:soft-page-break/>3.</text:p>
      <text:p text:style-name="P3"><draw:frame draw:style-name="fr1" draw:name="Imagen6" text:anchor-type="char" svg:x="0.231cm" svg:y="0.199cm" svg:width="17cm" svg:height="6.119cm" draw:z-index="5"><draw:image xlink:href="Pictures/10000000000003920000014948D31158158C9107.png" xlink:type="simple" xlink:show="embed" xlink:actuate="onLoad" draw:mime-type="image/png"/></draw:frame></text:p>
      <text:p text:style-name="P1"><draw:frame draw:style-name="fr2" draw:name="Imagen7" text:anchor-type="char" svg:width="16.695cm" svg:height="3.625cm" draw:z-index="6"><draw:image xlink:href="Pictures/100000000000027700000089B93D7A471DEECE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4.</text:p>
      <text:p text:style-name="P3"/>
      <text:p text:style-name="P1"><draw:frame draw:style-name="fr1" draw:name="Imagen9" text:anchor-type="char" svg:x="-0.265cm" svg:y="0.296cm" svg:width="17cm" svg:height="2.208cm" draw:z-index="8"><draw:image xlink:href="Pictures/10000000000003280000006901759C3077318306.png" xlink:type="simple" xlink:show="embed" xlink:actuate="onLoad" draw:mime-type="image/png"/></draw:frame></text:p>
      <text:p text:style-name="P1"/>
      <text:p text:style-name="P1"/>
      <text:p text:style-name="P1"><draw:frame draw:style-name="fr1" draw:name="Imagen8" text:anchor-type="char" svg:x="-0.229cm" svg:y="0.18cm" svg:width="14.023cm" svg:height="9.948cm" draw:z-index="7"><draw:image xlink:href="Pictures/1000000000000212000001785127BD0605F3A8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21:57:31.337000000</meta:creation-date>
    <meta:editing-duration>PT9M7S</meta:editing-duration>
    <meta:editing-cycles>2</meta:editing-cycles>
    <meta:generator>LibreOffice/7.5.4.2$Windows_X86_64 LibreOffice_project/36ccfdc35048b057fd9854c757a8b67ec53977b6</meta:generator>
    <dc:date>2024-04-07T22:06:25.998000000</dc:date>
    <meta:document-statistic meta:table-count="0" meta:image-count="9" meta:object-count="0" meta:page-count="3" meta:paragraph-count="5" meta:word-count="12" meta:character-count="56" meta:non-whitespace-character-count="49"/>
  </office:meta>
</office:document-meta>
</file>